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>
        <style:tab-stops>
          <style:tab-stop style:position="0.75in" style:type="right"/>
          <style:tab-stop style:position="0.8752in"/>
          <style:tab-stop style:position="1in"/>
        </style:tab-stops>
      </style:paragraph-properties>
      <style:text-properties officeooo:rsid="001eac40" officeooo:paragraph-rsid="001eac40"/>
    </style:style>
    <style:style style:name="P2" style:family="paragraph" style:parent-style-name="Standard">
      <style:text-properties officeooo:rsid="001fcbf0" officeooo:paragraph-rsid="001fcbf0"/>
    </style:style>
    <style:style style:name="P3" style:family="paragraph" style:parent-style-name="Standard" style:list-style-name="Numbering_20_123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officeooo:rsid="001fcbf0" officeooo:paragraph-rsid="001fcbf0"/>
    </style:style>
    <style:style style:name="P4" style:family="paragraph" style:parent-style-name="Standard" style:list-style-name="Numbering_20_123">
      <loext:graphic-properties draw:fill="none"/>
      <style:paragraph-properties fo:margin-left="0.5in" fo:margin-right="0in" fo:text-indent="-0.25in" style:auto-text-indent="false" fo:background-color="transparent"/>
      <style:text-properties officeooo:rsid="001fcbf0" officeooo:paragraph-rsid="001fcbf0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0.75in" style:type="right"/>
          <style:tab-stop style:position="0.8752in"/>
          <style:tab-stop style:position="1in"/>
        </style:tab-stops>
      </style:paragraph-properties>
      <style:text-properties officeooo:rsid="001fcbf0" officeooo:paragraph-rsid="001fcbf0"/>
    </style:style>
    <style:style style:name="P6" style:family="paragraph" style:parent-style-name="Standard">
      <style:text-properties fo:font-weight="bold" officeooo:rsid="001eac40" officeooo:paragraph-rsid="001eac40" style:font-weight-asian="bold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0.75in" style:type="right"/>
          <style:tab-stop style:position="0.8752in"/>
          <style:tab-stop style:position="1in"/>
        </style:tab-stops>
      </style:paragraph-properties>
      <style:text-properties officeooo:rsid="0020f1d1" officeooo:paragraph-rsid="0020f1d1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1eac40" officeooo:paragraph-rsid="001eac40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rsid="002281cf" officeooo:paragraph-rsid="002281cf"/>
    </style:style>
    <style:style style:name="T1" style:family="text">
      <style:text-properties officeooo:rsid="0020f1d1"/>
    </style:style>
    <style:style style:name="T2" style:family="text">
      <style:text-properties officeooo:rsid="002312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Hairy Scotsman Cookies</text:p>
      <text:p text:style-name="P9"/>
      <text:p text:style-name="P9">Developed by Margaret Martz and Helen Zembower<text:span text:style-name="T2"> (1924-2020)</text:span></text:p>
      <text:p text:style-name="P9"/>
      <text:p text:style-name="P6">Ingredients</text:p>
      <text:p text:style-name="P1"><text:span text:style-name="T1"><text:tab/></text:span>2c<text:span text:style-name="T1"> (240g)</text:span><text:tab/>Flour</text:p>
      <text:p text:style-name="P1"><text:span text:style-name="T1"><text:tab/></text:span>1/2t<text:span text:style-name="T1"> (2.4g)</text:span><text:tab/>Baking Soda</text:p>
      <text:p text:style-name="P1"><text:span text:style-name="T1"><text:tab/></text:span>1/2t<text:span text:style-name="T1"> (3.0g)</text:span><text:tab/>Salt</text:p>
      <text:p text:style-name="P1"><text:span text:style-name="T1"><text:tab/></text:span>1/2c<text:tab/>Butter (at room temperature, softened)</text:p>
      <text:p text:style-name="P1"><text:span text:style-name="T1"><text:tab/></text:span>1/2c<text:span text:style-name="T1"> (96g)</text:span><text:tab/>Dark brown sugar</text:p>
      <text:p text:style-name="P1"><text:span text:style-name="T1"><text:tab/></text:span>2<text:tab/>eggs, beaten well</text:p>
      <text:p text:style-name="P1"><text:span text:style-name="T1"><text:tab/></text:span>1t<text:tab/>Vanilla extract</text:p>
      <text:p text:style-name="P5"><text:span text:style-name="T1"><text:tab/></text:span>1c<text:span text:style-name="T1"> (200g)</text:span><text:tab/>Butterscotch morsels</text:p>
      <text:p text:style-name="P5"><text:span text:style-name="T1"><text:tab/></text:span>1/2c<text:span text:style-name="T1"> (60g)</text:span><text:tab/>Walnuts, chopped</text:p>
      <text:p text:style-name="P7"><text:tab/><text:tab/>Sweetened shredded coconut</text:p>
      <text:p text:style-name="P7"/>
      <text:list xml:id="list3817952883" text:style-name="Numbering_20_123">
        <text:list-item>
          <text:p text:style-name="P3">Mix first three ingredients and set aside.</text:p>
        </text:list-item>
        <text:list-item>
          <text:p text:style-name="P4">In mixer, cream butter and both sugars. Add eggs and vanilla.</text:p>
        </text:list-item>
        <text:list-item>
          <text:p text:style-name="P4">Mix in dry ingredients.</text:p>
        </text:list-item>
        <text:list-item>
          <text:p text:style-name="P4">Briefly mix in morsels and nuts. Chill dough.</text:p>
        </text:list-item>
        <text:list-item>
          <text:p text:style-name="P4">Divide dough and roll into 1 inch diameter balls. Roll balls in sweetened coconut to coat. Place on parchment covered sheet pan about 2 inches apart.</text:p>
        </text:list-item>
        <text:list-item>
          <text:p text:style-name="P4">Bake at 375℉ for 15-17 minutes. Remove from oven and let cool in pan for 5 minutes, then remove to cooling rack.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6:10:03.588659296</meta:creation-date>
    <dc:date>2022-12-16T11:37:23.341117941</dc:date>
    <meta:editing-duration>PT19H27M1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35" meta:character-count="790" meta:non-whitespace-character-count="669"/>
  </office:meta>
</office:document-meta>
</file>